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ITC Lubalin Graph Std1" svg:font-family="'ITC Lubalin Graph Std'" style:font-pitch="variable"/>
    <style:font-face style:name="ITC Lubalin Graph Std" svg:font-family="'ITC Lubalin Graph Std'" style:font-adornments="Book" style:font-pitch="variable"/>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writing-mode="lr-tb"/>
    </style:style>
    <style:style style:name="Table1.A" style:family="table-column">
      <style:table-column-properties style:column-width="2.3535in" style:rel-column-width="21122*"/>
    </style:style>
    <style:style style:name="Table1.B" style:family="table-column">
      <style:table-column-properties style:column-width="4.9486in" style:rel-column-width="44413*"/>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writing-mode="lr-tb"/>
    </style:style>
    <style:style style:name="Table2.A" style:family="table-column">
      <style:table-column-properties style:column-width="1.184in" style:rel-column-width="10626*"/>
    </style:style>
    <style:style style:name="Table2.B" style:family="table-column">
      <style:table-column-properties style:column-width="6.1181in" style:rel-column-width="54909*"/>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writing-mode="lr-tb"/>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style:tab-stops>
          <style:tab-stop style:position="3.5in" style:type="center"/>
          <style:tab-stop style:position="7in" style:type="right"/>
        </style:tab-stops>
      </style:paragraph-properties>
    </style:style>
    <style:style style:name="P2" style:family="paragraph" style:parent-style-name="Standard">
      <style:paragraph-properties fo:margin-top="0in" fo:margin-bottom="0.0201in" loext:contextual-spacing="false" fo:text-align="center" style:justify-single-word="false" fo:padding="0in" fo:border="none"/>
      <style:text-properties style:font-name="ITC Lubalin Graph Std1" fo:letter-spacing="0.0016in"/>
    </style:style>
    <style:style style:name="P3" style:family="paragraph" style:parent-style-name="Section" style:master-page-name="">
      <style:paragraph-properties style:page-number="auto" fo:padding="0in" fo:border="none" style:shadow="none" style:writing-mode="lr-tb"/>
      <style:text-properties style:font-name="ITC Lubalin Graph Std1" fo:font-size="2pt" fo:font-style="normal" fo:font-weight="normal" style:font-size-asian="1.75pt" style:font-size-complex="2pt"/>
    </style:style>
    <style:style style:name="P4" style:family="paragraph" style:parent-style-name="Standard" style:list-style-name="L1"/>
    <style:style style:name="P5" style:family="paragraph" style:parent-style-name="Standard" style:list-style-name="L2"/>
    <style:style style:name="T1" style:family="text">
      <style:text-properties style:font-name="ITC Lubalin Graph Std1" fo:font-size="9pt" fo:letter-spacing="0.0016in" fo:font-style="normal" fo:font-weight="normal" style:font-size-asian="9pt" style:font-size-complex="9pt"/>
    </style:style>
    <style:style style:name="T2" style:family="text">
      <style:text-properties fo:font-variant="small-caps" fo:font-size="24pt" style:font-size-asian="24pt"/>
    </style:style>
    <style:style style:name="T3" style:family="text">
      <style:text-properties fo:font-variant="small-caps" fo:font-size="24pt" fo:font-weight="bold" style:font-size-asian="24pt" style:font-weight-asian="bold" style:font-weight-complex="bold"/>
    </style:style>
    <style:style style:name="T4" style:family="text">
      <style:text-properties fo:font-weight="bold" style:font-weight-asian="bold"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variant="normal" fo:text-transform="none" fo:font-size="16pt" fo:font-weight="bold" officeooo:rsid="003be5c8" style:font-size-asian="16pt" style:font-weight-asian="bold" style:font-size-complex="16pt" style:font-weight-complex="bold"/>
    </style:style>
    <style:style style:name="T7" style:family="text">
      <style:text-properties fo:font-variant="normal" fo:text-transform="none" fo:font-size="16pt" fo:font-weight="bold" officeooo:rsid="0040502c" style:font-size-asian="16pt" style:font-weight-asian="bold" style:font-size-complex="16pt" style:font-weight-complex="bold"/>
    </style:style>
    <style:style style:name="T8" style:family="text">
      <style:text-properties fo:font-size="4pt" style:font-size-asian="10pt" style:font-size-complex="10pt"/>
    </style:style>
    <style:style style:name="T9" style:family="text">
      <style:text-properties fo:letter-spacing="normal"/>
    </style:style>
    <style:style style:name="T10" style:family="text">
      <style:text-properties officeooo:rsid="003d1472"/>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Marnen E. Laibow-Koser</text:span><text:span text:style-name="T2"><text:line-break/></text:span><text:span text:style-name="T7">9 Hoeg Street</text:span><text:span text:style-name="T6">, </text:span><text:span text:style-name="T7">Randolph</text:span><text:span text:style-name="T6">, MA 02</text:span><text:span text:style-name="T7">368</text:span><text:span text:style-name="T5"><text:line-break/>(845) 625-7801 • marnen@marnen.org • 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markup, databases</text:p>
          </table:table-cell>
          <table:table-cell table:style-name="Table1.A1" office:value-type="string">
            <text:p text:style-name="Body">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Atom, Diffly, Director, FileMaker Pro, Finale, GitX, KomodoEdit, Mathematica, Microsoft Office, Microsoft Project, mySQL Tools, NeoOffice, Panorama, Power*Architect, RealProducer, Solo, SourceTree, SublimeText, svnX,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Git, ksh, Nginx, OpenOffice, Subversion,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ext:p text:style-name="Body">This résumé contains programming and technical experience. For musical experience, please see <text:span text:style-name="T4">http://www.marnen.org/resume_m.pdf</text:span>.</text:p>
      <table:table table:name="Table2" table:style-name="Table2">
        <table:table-column table:style-name="Table2.A"/>
        <table:table-column table:style-name="Table2.B"/>
        <table:table-row>
          <table:table-cell table:style-name="Table2.A1" office:value-type="string">
            <text:p text:style-name="Bold">July 1998–present</text:p>
          </table:table-cell>
          <table:table-cell table:style-name="Table2.A1" office:value-type="string">
            <text:p text:style-name="Bold">Thunderbird Productions<text:tab/><text:span text:style-name="T10">Quincy</text:span>, Massachusetts</text:p>
            <text:p text:style-name="Body">Freelance developer creating complex Web applications with Ruby on Rails, PHP, ColdFusion, JavaScript, and CoffeeScript, using MySQL and PostgreSQL databases. Also designed and created static websites and produced graphics and streaming audio.</text:p>
            <text:p text:style-name="Body">Creator and primary developer of Quorum Calendar System (<text:span text:style-name="T4">http://quorum2.sf.net</text:span>); other open-source contributions available at <text:span text:style-name="T4">http://github.com/marnen</text:span>.</text:p>
          </table:table-cell>
        </table:table-row>
        <table:table-row>
          <table:table-cell table:style-name="Table2.A1" office:value-type="string">
            <text:p text:style-name="Bold">February–September<text:span text:style-name="T8"> </text:span><text:span text:style-name="T9">2017</text:span></text:p>
          </table:table-cell>
          <table:table-cell table:style-name="Table2.A1" office:value-type="string">
            <text:p text:style-name="Bold">Torchlight<text:tab/>Burlington, Massachusetts</text:p>
            <text:p text:style-name="Body">Senior Rails developer on portal for caregivers to special-needs children and elderly relatives. Responsibilities included working with contractors and in-house junior developers to improve development practice and increase maintainability.</text:p>
          </table:table-cell>
        </table:table-row>
        <table:table-row>
          <table:table-cell table:style-name="Table2.A1" office:value-type="string">
            <text:p text:style-name="Bold">July 2015–February 2017</text:p>
          </table:table-cell>
          <table:table-cell table:style-name="Table2.A1" office:value-type="string">
            <text:p text:style-name="Bold">One Door (formerly RBM Technologies)<text:tab/>Boston, Massachusetts</text:p>
            <text:p text:style-name="Body">Senior Rails and Ember developer on retail merchandising management application. Responsibilities included helping to improve development practice on team of about 15.</text:p>
          </table:table-cell>
        </table:table-row>
        <table:table-row>
          <table:table-cell table:style-name="Table2.A1" office:value-type="string">
            <text:p text:style-name="Bold">May–July 2014</text:p>
          </table:table-cell>
          <table:table-cell table:style-name="Table2.A1" office:value-type="string">
            <text:p text:style-name="Bold">District Management Council (consulting for Vesume Group)<text:tab/>Boston, Massachusetts</text:p>
            <text:p text:style-name="Body">Senior Rails developer on staffing management application for public school districts.</text:p>
          </table:table-cell>
        </table:table-row>
        <table:table-row>
          <table:table-cell table:style-name="Table2.A1" office:value-type="string">
            <text:p text:style-name="Bold">June–July 2013</text:p>
          </table:table-cell>
          <table:table-cell table:style-name="Table2.A1" office:value-type="string">
            <text:p text:style-name="Bold">Medullan (consulting for Jobspring Partners)<text:tab/>Cambridge, Massachusetts</text:p>
            <text:p text:style-name="Body">Initiated Rails development effort for medical IT consultancy, including assisting with Rails training of existing developers and creating Rails development guidelines.</text:p>
          </table:table-cell>
        </table:table-row>
        <table:table-row>
          <table:table-cell table:style-name="Table2.A1" office:value-type="string">
            <text:p text:style-name="Bold">March–November 2012</text:p>
          </table:table-cell>
          <table:table-cell table:style-name="Table2.A1" office:value-type="string">
            <text:p text:style-name="Bold">Teladoc (consulting for Artsource Consulting)<text:tab/>Greenwich, Connecticut</text:p>
            <text:p text:style-name="Body">Ruby on Rails developer for telemedicine application built with service-oriented architecture. Created system for exporting medical billing information to EDI 837 claims, as well as secure message center for patients to communicate with doctors and nurses.</text:p>
          </table:table-cell>
        </table:table-row>
        <table:table-row>
          <table:table-cell table:style-name="Table2.A1" office:value-type="string">
            <text:p text:style-name="Bold">September 2011–February 2012</text:p>
          </table:table-cell>
          <table:table-cell table:style-name="Table2.A1" office:value-type="string">
            <text:p text:style-name="Bold">Crowdtap<text:tab/>New York and Albany, New York</text:p>
            <text:p text:style-name="Body">Developer on fast-paced agile team maintaining backend of unique social marketing application built with Rails and MongoDB; also integrating Spree-based e-commerce solution through OAuth and building an API for Spree to consume.</text:p>
          </table:table-cell>
        </table:table-row>
        <text:soft-page-break/>
        <table:table-row>
          <table:table-cell table:style-name="Table2.A1" office:value-type="string">
            <text:p text:style-name="Bold">March–June 2011</text:p>
          </table:table-cell>
          <table:table-cell table:style-name="Table2.A1" office:value-type="string">
            <text:p text:style-name="Bold">Benchmark Solutions<text:tab/>New York, New York</text:p>
            <text:p text:style-name="Body">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Bold">March 2010–March 2011</text:p>
          </table:table-cell>
          <table:table-cell table:style-name="Table2.A1" office:value-type="string">
            <text:p text:style-name="Bold">American Express Publishing<text:tab/>New York, New York<text:line-break/>(consulting for Manpower Professional)</text:p>
            <text:p text:style-name="Body">Ruby on Rails/Microsoft SQL Server developer, maintaining high-profile public-facing websites including http://www.travelandleisure.com (13 million page views per month).</text:p>
          </table:table-cell>
        </table:table-row>
        <table:table-row>
          <table:table-cell table:style-name="Table2.A1" office:value-type="string">
            <text:p text:style-name="Bold">January–February 2008</text:p>
          </table:table-cell>
          <table:table-cell table:style-name="Table2.A1" office:value-type="string">
            <text:p text:style-name="Bold">Vita Rara<text:tab/>Troy, New York</text:p>
            <text:p text:style-name="Body">Web developer for major vertical-market application, using Java, Struts, JSP, mySQL, and JBoss on Linux and Mac OS X.</text:p>
          </table:table-cell>
        </table:table-row>
        <table:table-row>
          <table:table-cell table:style-name="Table2.A1" office:value-type="string">
            <text:p text:style-name="Bold">June–November 2007</text:p>
          </table:table-cell>
          <table:table-cell table:style-name="Table2.A1" office:value-type="string">
            <text:p text:style-name="Bold">Reflexions Data (consulting for RHI Technology)<text:tab/>White Plains, New York</text:p>
            <text:p text:style-name="Body">Senior Web developer, designing and implementing backends for Web applications with LAMP technologies, JavaScript (including Ajax), Mootools, and Fusebox.</text:p>
          </table:table-cell>
        </table:table-row>
        <table:table-row>
          <table:table-cell table:style-name="Table2.A1" office:value-type="string">
            <text:p text:style-name="Bold">February–September 2006</text:p>
          </table:table-cell>
          <table:table-cell table:style-name="Table2.A1" office:value-type="string">
            <text:p text:style-name="Bold">SoftWaveMedia/Zysys Solutions<text:tab/>Irvington, New York</text:p>
            <text:p text:style-name="Body">ColdFusion/mySQL developer for radio advertising broker. Achievements included:</text:p>
            <text:list xml:id="list3674444721" text:style-name="L1">
              <text:list-item>
                <text:p text:style-name="P4">introducing and supporting Fusebox framework, including customizing open-source Fusebox documentation tools,</text:p>
              </text:list-item>
              <text:list-item>
                <text:p text:style-name="P4">creating automated Web-based invoice system with XML integration and fuzzy matching,</text:p>
              </text:list-item>
              <text:list-item>
                <text:p text:style-name="P4">designing and building database schemata,</text:p>
              </text:list-item>
              <text:list-item>
                <text:p text:style-name="P4">writing Perl and shell scripts to import millions of records from flat text files into MySQL.</text:p>
              </text:list-item>
            </text:list>
          </table:table-cell>
        </table:table-row>
        <table:table-row>
          <table:table-cell table:style-name="Table2.A1" office:value-type="string">
            <text:p text:style-name="Bold">November–<text:line-break/>December 1999 </text:p>
          </table:table-cell>
          <table:table-cell table:style-name="Table2.A1" office:value-type="string">
            <text:p text:style-name="Bold">New World Technologies (independent consultancy)<text:tab/>New York, New York</text:p>
            <text:p text:style-name="Body">ColdFusion/HTML programmer in e-commerce environment. Designed and implemented Web-based solution for editing large Microsoft Access database of products and clients, and maintained program generating product information sheets from this database. Also maintained programmers’ documentation engine on corporate intranet.</text:p>
          </table:table-cell>
        </table:table-row>
        <table:table-row>
          <table:table-cell table:style-name="Table2.A1" office:value-type="string">
            <text:p text:style-name="Bold">January–March 1999</text:p>
          </table:table-cell>
          <table:table-cell table:style-name="Table2.A1" office:value-type="string">
            <text:p text:style-name="Bold">Omni-Services Corporation<text:tab/>Culpeper, Virginia<text:line-break/>(consulting for Supra Data Systems)</text:p>
            <text:p text:style-name="Body">ASNA 400 RPG programmer on IBM System/36. Maintained and provided technical support for custom financial reporting programs, including distributing updates of these programs for installation at branch locations.</text:p>
          </table:table-cell>
        </table:table-row>
        <table:table-row>
          <table:table-cell table:style-name="Table2.A1" office:value-type="string">
            <text:p text:style-name="Bold">December 1996–May 1998</text:p>
          </table:table-cell>
          <table:table-cell table:style-name="Table2.A1" office:value-type="string">
            <text:p text:style-name="Bold">Metric and Multistandard Components<text:tab/>Hawthorne, New York<text:line-break/>(consulting for Donald J. Simons Associates)</text:p>
            <text:p text:style-name="Body">Member of team working to increase automation of warehouse and sales department using RPG on AS/400 and System/36. Duties included:</text:p>
            <text:list xml:id="list132764803" text:style-name="L2">
              <text:list-item>
                <text:p text:style-name="P5">maintaining PCs, AS/400 workstations, AS/400 fax system, bar code equipment, and other hardware,</text:p>
              </text:list-item>
              <text:list-item>
                <text:p text:style-name="P5">implementing bar-code-based package tracking and identification system, including writing narrative descriptions of current and planned procedures, </text:p>
              </text:list-item>
              <text:list-item>
                <text:p text:style-name="P5">maintaining and documenting shipping, purchasing, and <text:s/>tracking programs,</text:p>
              </text:list-item>
              <text:list-item>
                <text:p text:style-name="P5">creating, performing, and reporting on comparative tests of hardware and software,</text:p>
              </text:list-item>
              <text:list-item>
                <text:p text:style-name="P5">working with developer of corporate website on searchable database of products.</text:p>
              </text:list-item>
            </text:list>
          </table:table-cell>
        </table:table-row>
      </table:table>
      <text:p text:style-name="Section">education and related accomplishments</text:p>
      <table:table table:name="Table3" table:style-name="Table3">
        <table:table-column table:style-name="Table3.A"/>
        <table:table-column table:style-name="Table3.B"/>
        <table:table-row>
          <table:table-cell table:style-name="Table3.A1" office:value-type="string">
            <text:p text:style-name="Bold">January 2013–December 2014</text:p>
          </table:table-cell>
          <table:table-cell table:style-name="Table3.A1" office:value-type="string">
            <text:p text:style-name="Bold">New England Conservatory of Music<text:tab/>Boston, Massachusetts</text:p>
            <text:p text:style-name="Body">M.M. (with academic honors) in Contemporary Improvisation. Major teachers included Hankus Netsky and Ran Blake.</text:p>
          </table:table-cell>
        </table:table-row>
        <table:table-row>
          <table:table-cell table:style-name="Table3.A1" office:value-type="string">
            <text:p text:style-name="Bold">June–July 2010</text:p>
          </table:table-cell>
          <table:table-cell table:style-name="Table3.A1" office:value-type="string">
            <text:p text:style-name="Bold">University of Vermont/Wolfram Research<text:tab/>Burlington, Vermont</text:p>
            <text:p text:style-name="Body">Student at New Kind of Science Summer School, a course in cellular automata and similar complex systems; final research project modeled musical form with string substitution systems (see <text:span text:style-name="T4">http://bit.ly/nks2010mlk</text:span>). Faculty included Stephen Wolfram and Todd Rowland.</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ITC Lubalin Graph Std1" svg:font-family="'ITC Lubalin Graph Std'" style:font-pitch="variable"/>
    <style:font-face style:name="ITC Lubalin Graph Std" svg:font-family="'ITC Lubalin Graph Std'" style:font-adornments="Book" style:font-pitch="variable"/>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SansSerif" svg:font-family="SansSerif" style:font-family-generic="swiss"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201in" fo:margin-bottom="0in" loext:contextual-spacing="false" fo:orphans="2" fo:widows="2" fo:padding-left="0in" fo:padding-right="0in" fo:padding-top="0.0138in" fo:padding-bottom="0in" fo:border-left="none" fo:border-right="none" fo:border-top="0.06pt solid #000000" fo:border-bottom="none" style:writing-mode="lr-tb"/>
      <style:text-properties style:use-window-font-color="true" style:font-name="ITC Lubalin Graph Std" fo:font-family="'ITC Lubalin Graph Std'" style:font-style-name="Book" style:font-pitch="variable" fo:font-size="10pt" fo:letter-spacing="0.0028in" fo:language="en" fo:country="US" fo:font-style="normal" fo:font-weight="350" style:font-name-asian="Times New Roman" style:font-family-asian="'Times New Roman'" style:font-family-generic-asian="roman" style:font-pitch-asian="variable" style:font-size-asian="10pt" style:font-size-complex="10pt"/>
    </style:style>
    <style:style style:name="Text_20_body" style:display-name="Text body" style:family="paragraph" style:parent-style-name="Standard" style:class="text">
      <style:paragraph-properties fo:margin-top="0in" fo:margin-bottom="0.0835in" loext:contextual-spacing="false" style:writing-mode="lr-tb"/>
      <style:text-properties fo:font-weight="normal"/>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ansSerif" fo:font-family="SansSerif" style:font-family-generic="swiss" style:font-pitch="variable" fo:font-size="14pt" style:font-name-asian="SansSerif1" style:font-family-asian="SansSerif" style:font-pitch-asian="variable"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Helvetica" fo:font-family="Helvetica" style:font-family-generic="swiss" style:font-pitch="variable"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Helvetica" fo:font-family="Helvetica" style:font-family-generic="swiss" style:font-pitch="variable"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style:font-name="Helvetica" fo:font-family="Helvetica" style:font-family-generic="swiss" style:font-pitch="variable"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loext:contextual-spacing="false">
        <style:tab-stops>
          <style:tab-stop style:position="2.1in"/>
          <style:tab-stop style:position="2.2in"/>
          <style:tab-stop style:position="5.6626in" style:type="right"/>
        </style:tab-stops>
      </style:paragraph-properties>
      <style:text-properties style:font-name="Lubalin Graph" fo:font-family="'Lubalin Graph'" style:font-pitch="variable" fo:font-size="12pt" style:font-size-asian="12pt"/>
    </style:style>
    <style:style style:name="Body" style:family="paragraph" style:parent-style-name="Standard" style:class="extra" style:master-page-name="">
      <style:paragraph-properties style:page-number="auto" fo:padding="0in" fo:border="none" style:shadow="none" style:writing-mode="lr-tb"/>
      <style:text-properties fo:letter-spacing="0.0028in"/>
    </style:style>
    <style:style style:name="Section" style:family="paragraph" style:parent-style-name="Body" style:class="extra" style:master-page-name="">
      <style:paragraph-properties fo:margin-top="0.0134in" fo:margin-bottom="0in" loext:contextual-spacing="false" style:page-number="auto" fo:padding-left="0in" fo:padding-right="0in" fo:padding-top="0.0402in" fo:padding-bottom="0in" fo:border-left="none" fo:border-right="none" fo:border-top="0.51pt solid #000000" fo:border-bottom="none" style:shadow="none" style:writing-mode="lr-tb">
        <style:tab-stops>
          <style:tab-stop style:position="2.3752in" style:leader-style="dotted" style:leader-text="."/>
        </style:tab-stops>
      </style:paragraph-properties>
      <style:text-properties style:font-name="ITC Lubalin Graph Std" fo:font-family="'ITC Lubalin Graph Std'" style:font-style-name="Book" style:font-pitch="variable" style:font-size-rel="2pt" fo:font-style="normal" fo:font-weight="350" style:font-size-rel-asian="2pt"/>
    </style:style>
    <style:style style:name="Bold" style:family="paragraph" style:parent-style-name="Body" style:master-page-name="">
      <style:paragraph-properties fo:margin-left="0in" fo:margin-right="0in" fo:margin-top="0.0402in" fo:margin-bottom="0in" loext:contextual-spacing="false" fo:text-indent="0in" style:auto-text-indent="false" style:page-number="auto" style:writing-mode="lr-tb">
        <style:tab-stops>
          <style:tab-stop style:position="7.222in" style:type="right"/>
        </style:tab-stops>
      </style:paragraph-properties>
      <style:text-properties fo:font-weight="600" style:font-weight-asian="bold" style:font-weight-complex="bold"/>
    </style:style>
    <style:style style:name="Bullet" style:family="paragraph" style:parent-style-name="Body">
      <style:paragraph-properties fo:margin-left="0in" fo:margin-right="0in" fo:margin-top="0.0402in" fo:margin-bottom="0in" loext:contextual-spacing="false" fo:text-indent="0in" style:auto-text-indent="false" style:writing-mode="lr-tb">
        <style:tab-stops>
          <style:tab-stop style:position="7.222in" style:type="right"/>
        </style:tab-stops>
      </style:paragraph-properties>
    </style:style>
    <style:style style:name="Quotations" style:family="paragraph" style:parent-style-name="Standard" style:class="html">
      <style:paragraph-properties fo:margin-left="0.3937in" fo:margin-right="0.3937in" fo:margin-top="0.0201in" fo:margin-bottom="0.1965in" loext:contextual-spacing="false" fo:text-indent="0in" style:auto-text-indent="false"/>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fo:font-family="Symbol, Times" style:font-family-generic="roman" style:font-charset="x-symbol"/>
    </style:style>
    <style:style style:name="WW8Num3z0" style:family="text">
      <style:text-properties style:font-name="Symbol" fo:font-family="Symbol, Times" style:font-family-generic="roman" style:font-charset="x-symbol"/>
    </style:style>
    <style:style style:name="WW8Num4z0" style:family="text">
      <style:text-properties style:font-name="Symbol" fo:font-family="Symbol, Times" style:font-family-generic="roman" style:font-charset="x-symbol"/>
    </style:style>
    <style:style style:name="WW8Num5z0" style:family="text">
      <style:text-properties style:font-name="Symbol" fo:font-family="Symbol, Times" style:font-family-generic="roman" style:font-charset="x-symbol"/>
    </style:style>
    <style:style style:name="WW8Num6z0" style:family="text">
      <style:text-properties style:font-name="Symbol" fo:font-family="Symbol, Times" style:font-family-generic="roman" style:font-charset="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style:tab-stops>
          <style:tab-stop style:position="3.5in" style:type="center"/>
          <style:tab-stop style:position="7in" style:type="right"/>
        </style:tab-stops>
      </style:paragraph-properties>
    </style:style>
    <style:style style:name="MT1" style:family="text">
      <style:text-properties style:font-name="ITC Lubalin Graph Std1" fo:font-size="9pt" fo:letter-spacing="0.0016in" fo:font-style="normal" fo:font-weight="normal" style:font-size-asian="9pt" style:font-size-complex="9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5in" fo:margin-left="0in" fo:margin-right="0in" fo:margin-top="0.05in" fo:background-color="transparent" style:dynamic-spacing="false" draw:fill="none" draw:fill-color="#99ccf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2</text:page-number></text:span><text:span text:style-name="Page_20_Number"><text:span text:style-name="MT1"><text:s/>of </text:span></text:span><text:span text:style-name="Page_20_Number"><text:span text:style-name="MT1"><text:page-count>2</text:page-count></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dc:title>Résumé: Marnen E. Laibow-Koser</dc:title>
    <meta:initial-creator>Marnen E. Laibow-Koser</meta:initial-creator>
    <meta:creation-date>2000-09-12T13:29:00</meta:creation-date>
    <dc:creator>Marnen Laibow-Koser</dc:creator>
    <dc:date>2020-10-15T17:34:40.610833560</dc:date>
    <meta:print-date>2011-06-06T22:58:20</meta:print-date>
    <dc:language>en-US</dc:language>
    <meta:editing-cycles>198</meta:editing-cycles>
    <meta:editing-duration>P17DT51M34S</meta:editing-duration>
    <meta:printed-by>Marnen Laibow-Koser</meta:printed-by>
    <meta:document-statistic meta:table-count="3" meta:image-count="0" meta:object-count="0" meta:page-count="2" meta:paragraph-count="81" meta:word-count="917" meta:character-count="7083" meta:non-whitespace-character-count="6269"/>
    <meta:user-defined meta:name="Info 1"/>
    <meta:user-defined meta:name="Info 2"/>
    <meta:user-defined meta:name="Info 3"/>
    <meta:user-defined meta:name="Info 4"/>
  </office:meta>
</office:document-meta>
</file>